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1.4063in"/>
    </style:style>
    <style:style style:name="co3" style:family="table-column">
      <style:table-column-properties fo:break-before="auto" style:column-width="0.8075in"/>
    </style:style>
    <style:style style:name="co4" style:family="table-column">
      <style:table-column-properties fo:break-before="auto" style:column-width="0.9055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row table:style-name="ro1">
          <table:table-cell table:style-name="ce1" office:value-type="string">
            <text:p>DB-9</text:p>
            <text:p>Pin</text:p>
          </table:table-cell>
          <table:table-cell table:style-name="ce1" office:value-type="string">
            <text:p>Item </text:p>
          </table:table-cell>
          <table:table-cell table:style-name="ce1" office:value-type="string">
            <text:p>RAMPS</text:p>
            <text:p>Connector </text:p>
          </table:table-cell>
          <table:table-cell table:style-name="ce1" office:value-type="string">
            <text:p>RAMPS</text:p>
            <text:p>Pin Number </text:p>
          </table:table-cell>
          <table:table-cell table:style-name="ce1" office:value-type="string">
            <text:p>Wire Colo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xtruder Thermistor </text:p>
          </table:table-cell>
          <table:table-cell office:value-type="string">
            <text:p>JP7-T0 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xtruder Thermistor </text:p>
          </table:table-cell>
          <table:table-cell office:value-type="string">
            <text:p>JP7-T0 </text:p>
          </table:table-cell>
          <table:table-cell office:value-type="float" office:value="2">
            <text:p>2</text:p>
          </table:table-cell>
          <table:table-cell office:value-type="string">
            <text:p>Black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BP Termistor </text:p>
          </table:table-cell>
          <table:table-cell office:value-type="string">
            <text:p>JP7-T1 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HBP Termistor </text:p>
          </table:table-cell>
          <table:table-cell office:value-type="string">
            <text:p>JP7-T1 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xtruder Heater </text:p>
          </table:table-cell>
          <table:table-cell office:value-type="string">
            <text:p>D10 </text:p>
          </table:table-cell>
          <table:table-cell office:value-type="string">
            <text:p>+ 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xtruder Heater </text:p>
          </table:table-cell>
          <table:table-cell office:value-type="string">
            <text:p>D10 </text:p>
          </table:table-cell>
          <table:table-cell office:value-type="string">
            <text:p>- 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HPB Heater </text:p>
          </table:table-cell>
          <table:table-cell office:value-type="string">
            <text:p>D8 </text:p>
          </table:table-cell>
          <table:table-cell office:value-type="string">
            <text:p>+ 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HPB Heater </text:p>
          </table:table-cell>
          <table:table-cell office:value-type="string">
            <text:p>D8 </text:p>
          </table:table-cell>
          <table:table-cell office:value-type="string">
            <text:p>- 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Default" table:number-columns-repeated="5"/>
        </table:table-row>
        <table:table-row table:style-name="ro1">
          <table:table-cell table:style-name="ce1" office:value-type="string">
            <text:p>DB-37</text:p>
            <text:p>Pin</text:p>
          </table:table-cell>
          <table:table-cell table:style-name="ce1" office:value-type="string">
            <text:p>Item </text:p>
          </table:table-cell>
          <table:table-cell table:style-name="ce1" office:value-type="string">
            <text:p>RAMPS</text:p>
            <text:p>Connector </text:p>
          </table:table-cell>
          <table:table-cell table:style-name="ce1" office:value-type="string">
            <text:p>RAMPS</text:p>
            <text:p>Pin Number </text:p>
          </table:table-cell>
          <table:table-cell table:style-name="ce1" office:value-type="string">
            <text:p>Wire Colo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 Endstop Left </text:p>
          </table:table-cell>
          <table:table-cell office:value-type="string">
            <text:p>X- 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X Endstop Left </text:p>
          </table:table-cell>
          <table:table-cell office:value-type="string">
            <text:p>X- </text:p>
          </table:table-cell>
          <table:table-cell office:value-type="float" office:value="2">
            <text:p>2</text:p>
          </table:table-cell>
          <table:table-cell office:value-type="string">
            <text:p>Blk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X Endstop Left </text:p>
          </table:table-cell>
          <table:table-cell office:value-type="string">
            <text:p>X- </text:p>
          </table:table-cell>
          <table:table-cell office:value-type="float" office:value="3">
            <text:p>3</text:p>
          </table:table-cell>
          <table:table-cell office:value-type="string">
            <text:p>Blu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X Endstop Right </text:p>
          </table:table-cell>
          <table:table-cell office:value-type="string">
            <text:p>X+ 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X Endstop Right </text:p>
          </table:table-cell>
          <table:table-cell office:value-type="string">
            <text:p>X+ </text:p>
          </table:table-cell>
          <table:table-cell office:value-type="float" office:value="2">
            <text:p>2</text:p>
          </table:table-cell>
          <table:table-cell office:value-type="string">
            <text:p>Blk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X Endstop Right </text:p>
          </table:table-cell>
          <table:table-cell office:value-type="string">
            <text:p>X+ </text:p>
          </table:table-cell>
          <table:table-cell office:value-type="float" office:value="3">
            <text:p>3</text:p>
          </table:table-cell>
          <table:table-cell office:value-type="string">
            <text:p>Blu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Y Endstop Front </text:p>
          </table:table-cell>
          <table:table-cell office:value-type="string">
            <text:p>Y-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Y Endstop Front </text:p>
          </table:table-cell>
          <table:table-cell office:value-type="string">
            <text:p>Y-</text:p>
          </table:table-cell>
          <table:table-cell office:value-type="float" office:value="2">
            <text:p>2</text:p>
          </table:table-cell>
          <table:table-cell office:value-type="string">
            <text:p>Blk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Y Endstop Front </text:p>
          </table:table-cell>
          <table:table-cell office:value-type="string">
            <text:p>Y-</text:p>
          </table:table-cell>
          <table:table-cell office:value-type="float" office:value="3">
            <text:p>3</text:p>
          </table:table-cell>
          <table:table-cell office:value-type="string">
            <text:p>Blu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Y Endstop Back </text:p>
          </table:table-cell>
          <table:table-cell office:value-type="string">
            <text:p>Y+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Y Endstop Back </text:p>
          </table:table-cell>
          <table:table-cell office:value-type="string">
            <text:p>Y+</text:p>
          </table:table-cell>
          <table:table-cell office:value-type="float" office:value="2">
            <text:p>2</text:p>
          </table:table-cell>
          <table:table-cell office:value-type="string">
            <text:p>Blk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Y Endstop Back </text:p>
          </table:table-cell>
          <table:table-cell office:value-type="string">
            <text:p>Y+</text:p>
          </table:table-cell>
          <table:table-cell office:value-type="float" office:value="3">
            <text:p>3</text:p>
          </table:table-cell>
          <table:table-cell office:value-type="string">
            <text:p>Blu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Z Endstop Down </text:p>
          </table:table-cell>
          <table:table-cell office:value-type="string">
            <text:p>Z-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Z Endstop Down </text:p>
          </table:table-cell>
          <table:table-cell office:value-type="string">
            <text:p>Z-</text:p>
          </table:table-cell>
          <table:table-cell office:value-type="float" office:value="2">
            <text:p>2</text:p>
          </table:table-cell>
          <table:table-cell office:value-type="string">
            <text:p>Blk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Z Endstop Down </text:p>
          </table:table-cell>
          <table:table-cell office:value-type="string">
            <text:p>Z-</text:p>
          </table:table-cell>
          <table:table-cell office:value-type="float" office:value="3">
            <text:p>3</text:p>
          </table:table-cell>
          <table:table-cell office:value-type="string">
            <text:p>Blu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Z Endstop Up </text:p>
          </table:table-cell>
          <table:table-cell office:value-type="string">
            <text:p>Z+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Z Endstop Up </text:p>
          </table:table-cell>
          <table:table-cell office:value-type="string">
            <text:p>Z+</text:p>
          </table:table-cell>
          <table:table-cell office:value-type="float" office:value="2">
            <text:p>2</text:p>
          </table:table-cell>
          <table:table-cell office:value-type="string">
            <text:p>Blk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Z Endstop Up </text:p>
          </table:table-cell>
          <table:table-cell office:value-type="string">
            <text:p>Z+</text:p>
          </table:table-cell>
          <table:table-cell office:value-type="float" office:value="3">
            <text:p>3</text:p>
          </table:table-cell>
          <table:table-cell office:value-type="string">
            <text:p>Blu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X Axis Motor </text:p>
          </table:table-cell>
          <table:table-cell office:value-type="string">
            <text:p>X-MOT </text:p>
          </table:table-cell>
          <table:table-cell office:value-type="string">
            <text:p>2B </text:p>
          </table:table-cell>
          <table:table-cell office:value-type="string">
            <text:p>Blu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X Axis Motor </text:p>
          </table:table-cell>
          <table:table-cell office:value-type="string">
            <text:p>X-MOT </text:p>
          </table:table-cell>
          <table:table-cell office:value-type="string">
            <text:p>2A </text:p>
          </table:table-cell>
          <table:table-cell office:value-type="string">
            <text:p>Red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X Axis Motor </text:p>
          </table:table-cell>
          <table:table-cell office:value-type="string">
            <text:p>X-MOT </text:p>
          </table:table-cell>
          <table:table-cell office:value-type="string">
            <text:p>1A </text:p>
          </table:table-cell>
          <table:table-cell office:value-type="string">
            <text:p>Gr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X Axis Motor </text:p>
          </table:table-cell>
          <table:table-cell office:value-type="string">
            <text:p>X-MOT </text:p>
          </table:table-cell>
          <table:table-cell office:value-type="string">
            <text:p>1B </text:p>
          </table:table-cell>
          <table:table-cell office:value-type="string">
            <text:p>Blk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Y Axis Motor </text:p>
          </table:table-cell>
          <table:table-cell office:value-type="string">
            <text:p>Y-MOT </text:p>
          </table:table-cell>
          <table:table-cell office:value-type="string">
            <text:p>2B </text:p>
          </table:table-cell>
          <table:table-cell office:value-type="string">
            <text:p>Blu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Y Axis Motor </text:p>
          </table:table-cell>
          <table:table-cell office:value-type="string">
            <text:p>Y-MOT </text:p>
          </table:table-cell>
          <table:table-cell office:value-type="string">
            <text:p>2A </text:p>
          </table:table-cell>
          <table:table-cell office:value-type="string">
            <text:p>Red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Y Axis Motor </text:p>
          </table:table-cell>
          <table:table-cell office:value-type="string">
            <text:p>Y-MOT </text:p>
          </table:table-cell>
          <table:table-cell office:value-type="string">
            <text:p>1A </text:p>
          </table:table-cell>
          <table:table-cell office:value-type="string">
            <text:p>Grn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Y Axis Motor </text:p>
          </table:table-cell>
          <table:table-cell office:value-type="string">
            <text:p>Y-MOT </text:p>
          </table:table-cell>
          <table:table-cell office:value-type="string">
            <text:p>1B </text:p>
          </table:table-cell>
          <table:table-cell office:value-type="string">
            <text:p>Blk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Z Axis Motor </text:p>
          </table:table-cell>
          <table:table-cell office:value-type="string">
            <text:p>Z-MOT </text:p>
          </table:table-cell>
          <table:table-cell office:value-type="string">
            <text:p>2B </text:p>
          </table:table-cell>
          <table:table-cell office:value-type="string">
            <text:p>Blu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Z Axis Motor </text:p>
          </table:table-cell>
          <table:table-cell office:value-type="string">
            <text:p>Z-MOT </text:p>
          </table:table-cell>
          <table:table-cell office:value-type="string">
            <text:p>2A </text:p>
          </table:table-cell>
          <table:table-cell office:value-type="string">
            <text:p>Red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Z Axis Motor </text:p>
          </table:table-cell>
          <table:table-cell office:value-type="string">
            <text:p>Z-MOT </text:p>
          </table:table-cell>
          <table:table-cell office:value-type="string">
            <text:p>1A </text:p>
          </table:table-cell>
          <table:table-cell office:value-type="string">
            <text:p>Gr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Z Axis Motor </text:p>
          </table:table-cell>
          <table:table-cell office:value-type="string">
            <text:p>Z-MOT </text:p>
          </table:table-cell>
          <table:table-cell office:value-type="string">
            <text:p>1B </text:p>
          </table:table-cell>
          <table:table-cell office:value-type="string">
            <text:p>Blk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Extruder Motor </text:p>
          </table:table-cell>
          <table:table-cell office:value-type="string">
            <text:p>E0-MOT </text:p>
          </table:table-cell>
          <table:table-cell office:value-type="string">
            <text:p>2B </text:p>
          </table:table-cell>
          <table:table-cell office:value-type="string">
            <text:p>Blu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Extruder Motor </text:p>
          </table:table-cell>
          <table:table-cell office:value-type="string">
            <text:p>E0-MOT </text:p>
          </table:table-cell>
          <table:table-cell office:value-type="string">
            <text:p>2A </text:p>
          </table:table-cell>
          <table:table-cell office:value-type="string">
            <text:p>Red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Extruder Motor </text:p>
          </table:table-cell>
          <table:table-cell office:value-type="string">
            <text:p>E0-MOT </text:p>
          </table:table-cell>
          <table:table-cell office:value-type="string">
            <text:p>1A </text:p>
          </table:table-cell>
          <table:table-cell office:value-type="string">
            <text:p>Grn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Extruder Motor </text:p>
          </table:table-cell>
          <table:table-cell office:value-type="string">
            <text:p>E0-MOT </text:p>
          </table:table-cell>
          <table:table-cell office:value-type="string">
            <text:p>1B </text:p>
          </table:table-cell>
          <table:table-cell office:value-type="string">
            <text:p>Bl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5T10:53:15.26</meta:creation-date>
    <dc:date>2013-10-05T21:42:50.67</dc:date>
    <meta:editing-duration>PT8H3M1S</meta:editing-duration>
    <meta:editing-cycles>2</meta:editing-cycles>
    <meta:generator>LibreOffice/4.0.1.2$Windows_x86 LibreOffice_project/84102822e3d61eb989ddd325abf1ac077904985</meta:generator>
    <meta:document-statistic meta:table-count="1" meta:cell-count="220" meta:object-count="0"/>
  </office:meta>
</office:document-meta>
</file>